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5in" svg:height="3.5449in" svg:x="9.9161in" svg:y="2.3425in">
            <draw:object draw:notify-on-update-of-ranges="Sheet1.A14:Sheet1.A14 Sheet1.A15:Sheet1.A22 Sheet1.B14:Sheet1.B14 Sheet1.B15:Sheet1.B22 Sheet1.C14:Sheet1.C14 Sheet1.C15:Sheet1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ent.geo.bin</text:p>
          </table:table-cell>
          <table:table-cell table:style-name="ce1" office:value-type="string" calcext:value-type="string" table:number-columns-spanned="4" table:number-rows-spanned="1">
            <text:p>processing time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No. of 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62117" calcext:value-type="float">
            <text:p>5.362117</text:p>
          </table:table-cell>
          <table:table-cell office:value-type="float" office:value="5.370991" calcext:value-type="float">
            <text:p>5.370991</text:p>
          </table:table-cell>
          <table:table-cell office:value-type="float" office:value="5.367243" calcext:value-type="float">
            <text:p>5.367243</text:p>
          </table:table-cell>
          <table:table-cell table:formula="of:=([.B3]+[.C3]+[.D3])/3" office:value-type="float" office:value="5.36678366666667" calcext:value-type="float">
            <text:p>5.3667836667</text:p>
          </table:table-cell>
          <table:table-cell table:formula="of:=[.$E$3]/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82793" calcext:value-type="float">
            <text:p>2.682793</text:p>
          </table:table-cell>
          <table:table-cell office:value-type="float" office:value="2.684732" calcext:value-type="float">
            <text:p>2.684732</text:p>
          </table:table-cell>
          <table:table-cell office:value-type="float" office:value="2.687581" calcext:value-type="float">
            <text:p>2.687581</text:p>
          </table:table-cell>
          <table:table-cell table:formula="of:=([.B4]+[.C4]+[.D4])/3" office:value-type="float" office:value="2.68503533333333" calcext:value-type="float">
            <text:p>2.6850353333</text:p>
          </table:table-cell>
          <table:table-cell table:formula="of:=[.$E$3]/[.E4]" office:value-type="float" office:value="1.99877580754369" calcext:value-type="float">
            <text:p>1.9987758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7759" calcext:value-type="float">
            <text:p>1.797759</text:p>
          </table:table-cell>
          <table:table-cell office:value-type="float" office:value="1.788187" calcext:value-type="float">
            <text:p>1.788187</text:p>
          </table:table-cell>
          <table:table-cell office:value-type="float" office:value="1.786181" calcext:value-type="float">
            <text:p>1.786181</text:p>
          </table:table-cell>
          <table:table-cell table:formula="of:=([.B5]+[.C5]+[.D5])/3" office:value-type="float" office:value="1.790709" calcext:value-type="float">
            <text:p>1.790709</text:p>
          </table:table-cell>
          <table:table-cell table:formula="of:=[.$E$3]/[.E5]" office:value-type="float" office:value="2.99701607947839" calcext:value-type="float">
            <text:p>2.9970160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5304" calcext:value-type="float">
            <text:p>1.345304</text:p>
          </table:table-cell>
          <table:table-cell office:value-type="float" office:value="1.345791" calcext:value-type="float">
            <text:p>1.345791</text:p>
          </table:table-cell>
          <table:table-cell office:value-type="float" office:value="1.34433" calcext:value-type="float">
            <text:p>1.34433</text:p>
          </table:table-cell>
          <table:table-cell table:formula="of:=([.B6]+[.C6]+[.D6])/3" office:value-type="float" office:value="1.34514166666667" calcext:value-type="float">
            <text:p>1.3451416667</text:p>
          </table:table-cell>
          <table:table-cell table:formula="of:=[.$E$3]/[.E6]" office:value-type="float" office:value="3.98975349560455" calcext:value-type="float">
            <text:p>3.9897534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9664" calcext:value-type="float">
            <text:p>1.079664</text:p>
          </table:table-cell>
          <table:table-cell office:value-type="float" office:value="1.07633" calcext:value-type="float">
            <text:p>1.07633</text:p>
          </table:table-cell>
          <table:table-cell office:value-type="float" office:value="1.075527" calcext:value-type="float">
            <text:p>1.075527</text:p>
          </table:table-cell>
          <table:table-cell table:formula="of:=([.B7]+[.C7]+[.D7])/3" office:value-type="float" office:value="1.07717366666667" calcext:value-type="float">
            <text:p>1.0771736667</text:p>
          </table:table-cell>
          <table:table-cell table:formula="of:=[.$E$3]/[.E7]" office:value-type="float" office:value="4.98228264646895" calcext:value-type="float">
            <text:p>4.9822826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7256" calcext:value-type="float">
            <text:p>0.897256</text:p>
          </table:table-cell>
          <table:table-cell office:value-type="float" office:value="0.898756" calcext:value-type="float">
            <text:p>0.898756</text:p>
          </table:table-cell>
          <table:table-cell office:value-type="float" office:value="0.8982" calcext:value-type="float">
            <text:p>0.8982</text:p>
          </table:table-cell>
          <table:table-cell table:formula="of:=([.B8]+[.C8]+[.D8])/3" office:value-type="float" office:value="0.898070666666666" calcext:value-type="float">
            <text:p>0.8980706667</text:p>
          </table:table-cell>
          <table:table-cell table:formula="of:=[.$E$3]/[.E8]" office:value-type="float" office:value="5.97590352949211" calcext:value-type="float">
            <text:p>5.9759035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0264" calcext:value-type="float">
            <text:p>0.770264</text:p>
          </table:table-cell>
          <table:table-cell table:number-columns-repeated="2" office:value-type="float" office:value="0.776372" calcext:value-type="float">
            <text:p>0.776372</text:p>
          </table:table-cell>
          <table:table-cell table:formula="of:=([.B9]+[.C9]+[.D9])/3" office:value-type="float" office:value="0.774336" calcext:value-type="float">
            <text:p>0.774336</text:p>
          </table:table-cell>
          <table:table-cell table:formula="of:=[.$E$3]/[.E9]" office:value-type="float" office:value="6.93082029850952" calcext:value-type="float">
            <text:p>6.9308202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5619" calcext:value-type="float">
            <text:p>0.675619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676909" calcext:value-type="float">
            <text:p>0.676909</text:p>
          </table:table-cell>
          <table:table-cell table:formula="of:=([.B10]+[.C10]+[.D10])/3" office:value-type="float" office:value="0.675223666666667" calcext:value-type="float">
            <text:p>0.6752236667</text:p>
          </table:table-cell>
          <table:table-cell table:formula="of:=[.$E$3]/[.E10]" office:value-type="float" office:value="7.94815693170312" calcext:value-type="float">
            <text:p>7.948156931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. of Processor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pent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99877580754369" calcext:value-type="float">
            <text:p>1.99877580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.99701607947839" calcext:value-type="float">
            <text:p>2.99701607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8975349560455" calcext:value-type="float">
            <text:p>3.98975349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.98228264646895" calcext:value-type="float">
            <text:p>4.982282646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.97590352949211" calcext:value-type="float">
            <text:p>5.97590352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.93082029850952" calcext:value-type="float">
            <text:p>6.930820298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4815693170312" calcext:value-type="float">
            <text:p>7.94815693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12:50:49.20843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2:11:08.916911765</meta:creation-date>
    <dc:date>2015-01-25T14:32:45.917232550</dc:date>
    <meta:editing-duration>PT23M2S</meta:editing-duration>
    <meta:editing-cycles>7</meta:editing-cycles>
    <meta:generator>LibreOffice/4.2.7.2$Linux_X86_64 LibreOffice_project/42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4.448cm" svg:y="0.316cm" chart:style-name="ch2">
          <text:p>pent computation speedup 1-8 proc</text:p>
        </chart:title>
        <chart:legend chart:legend-position="end" svg:x="13.858cm" svg:y="3.954cm" style:legend-expansion="high" chart:style-name="ch3"/>
        <chart:plot-area chart:style-name="ch4" table:cell-range-address="Sheet1.A14:Sheet1.C22" chart:data-source-has-labels="both" svg:x="1.331cm" svg:y="1.301cm" svg:width="12.207cm" svg:height="6.543cm">
          <chartooo:coordinate-region svg:x="1.767cm" svg:y="1.5cm" svg:width="11.677cm" svg:height="5.697cm"/>
          <chart:axis chart:dimension="x" chart:name="primary-x" chart:style-name="ch5" chartooo:axis-type="auto">
            <chartooo:date-scale/>
            <chart:title svg:x="6.133cm" svg:y="8.024cm" chart:style-name="ch6">
              <text:p>no. of Processors</text:p>
            </chart:title>
            <chart:categories table:cell-range-address="Sheet1.A15:Sheet1.A22"/>
          </chart:axis>
          <chart:axis chart:dimension="y" chart:name="primary-y" chart:style-name="ch5">
            <chart:title svg:x="0.451cm" svg:y="5.291cm" chart:style-name="ch7">
              <text:p>Sppedup</text:p>
            </chart:title>
            <chart:grid chart:style-name="ch8" chart:class="major"/>
          </chart:axis>
          <chart:series chart:style-name="ch9" chart:values-cell-range-address="Sheet1.B15:Sheet1.B22" chart:label-cell-address="Sheet1.B14:Sheet1.B14" chart:class="chart:line">
            <chart:data-point chart:repeated="8"/>
          </chart:series>
          <chart:series chart:style-name="ch10" chart:values-cell-range-address="Sheet1.C15:Sheet1.C22" chart:label-cell-address="Sheet1.C14:Sheet1.C1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1.B14:Sheet1.B14</svg:desc>
                </draw:g>
              </table:table-cell>
              <table:table-cell office:value-type="string">
                <text:p>pent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:Sheet1.A22</svg:desc>
                </draw:g>
              </table:table-cell>
              <table:table-cell office:value-type="float" office:value="1">
                <text:p>1</text:p>
                <draw:g>
                  <svg:desc>Sheet1.B15:Sheet1.B22</svg:desc>
                </draw:g>
              </table:table-cell>
              <table:table-cell office:value-type="float" office:value="1">
                <text:p>1</text:p>
                <draw:g>
                  <svg:desc>Sheet1.C15:Sheet1.C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9877580754369">
                <text:p>1.998775807543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99701607947839">
                <text:p>2.997016079478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98975349560455">
                <text:p>3.989753495604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98228264646895">
                <text:p>4.982282646468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.97590352949211">
                <text:p>5.975903529492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93082029850952">
                <text:p>6.930820298509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94815693170312">
                <text:p>7.94815693170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